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cm" draw:marker-start-width="0.275cm" draw:marker-end-width="0.27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cm" svg:stroke-color="#000000" draw:marker-start-width="0.275cm" draw:marker-end-width="0.27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05cm" svg:stroke-color="#0000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3cm" svg:stroke-color="#000000" draw:marker-start-width="0.17cm" draw:marker-end-width="0.17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draw:stroke="solid" svg:stroke-width="0.05cm" svg:stroke-color="#000000" draw:marker-start-width="0.2cm" draw:marker-end-width="0.2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solid" draw:fill-color="#000000" draw:textarea-horizontal-align="left" draw:textarea-vertical-align="middle" draw:auto-grow-height="true" draw:auto-grow-width="true" fo:min-height="0cm" fo:min-width="0cm" fo:padding-top="0.15cm" fo:padding-bottom="0.15cm" fo:padding-left="0.275cm" fo:padding-right="0.275cm" draw:shadow="hidden"/>
    </style:style>
    <style:style style:name="gr15" style:family="graphic" style:parent-style-name="objectwithoutfill">
      <style:graphic-properties draw:stroke="solid" svg:stroke-width="0.05cm" svg:stroke-color="#0000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03cm" draw:marker-start-width="0.17cm" draw:marker-end-width="0.17cm" draw:fill="none" draw:textarea-vertical-align="middle" fo:padding-top="0.14cm" fo:padding-bottom="0.14cm" fo:padding-left="0.265cm" fo:padding-right="0.265cm"/>
    </style:style>
    <style:style style:name="gr20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pt" style:font-size-asian="4pt" style:font-size-complex="4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</office:automatic-styles>
  <office:body>
    <office:drawing>
      <draw:page draw:name="page1" draw:style-name="dp1" draw:master-page-name="Default">
        <draw:line draw:style-name="gr1" draw:text-style-name="P1" draw:layer="layout" svg:x1="4.81cm" svg:y1="6.088cm" svg:x2="4.81cm" svg:y2="6.367cm">
          <text:p/>
        </draw:line>
        <draw:line draw:style-name="gr1" draw:text-style-name="P1" draw:layer="layout" svg:x1="5.064cm" svg:y1="6.088cm" svg:x2="5.064cm" svg:y2="6.367cm">
          <text:p/>
        </draw:line>
        <draw:line draw:style-name="gr1" draw:text-style-name="P1" draw:layer="layout" svg:x1="5.318cm" svg:y1="6.088cm" svg:x2="5.318cm" svg:y2="6.367cm">
          <text:p/>
        </draw:line>
        <draw:line draw:style-name="gr1" draw:text-style-name="P1" draw:layer="layout" svg:x1="6.08cm" svg:y1="6.342cm" svg:x2="5.546cm" svg:y2="5.884cm">
          <text:p/>
        </draw:line>
        <draw:line draw:style-name="gr1" draw:text-style-name="P1" draw:layer="layout" svg:x1="5.064cm" svg:y1="5.58cm" svg:x2="5.064cm" svg:y2="5.757cm">
          <text:p/>
        </draw:line>
        <draw:line draw:style-name="gr1" draw:text-style-name="P1" draw:layer="layout" svg:x1="6.08cm" svg:y1="6.088cm" svg:x2="5.622cm" svg:y2="5.732cm">
          <text:p/>
        </draw:line>
        <draw:line draw:style-name="gr1" draw:text-style-name="P1" draw:layer="layout" svg:x1="6.08cm" svg:y1="5.834cm" svg:x2="5.673cm" svg:y2="5.58cm">
          <text:p/>
        </draw:line>
        <draw:line draw:style-name="gr1" draw:text-style-name="P1" draw:layer="layout" svg:x1="5.318cm" svg:y1="5.58cm" svg:x2="5.699cm" svg:y2="5.58cm">
          <text:p/>
        </draw:line>
        <draw:line draw:style-name="gr1" draw:text-style-name="P1" draw:layer="layout" svg:x1="6.08cm" svg:y1="5.58cm" svg:x2="4.784cm" svg:y2="5.148cm">
          <text:p/>
        </draw:line>
        <draw:line draw:style-name="gr1" draw:text-style-name="P1" draw:layer="layout" svg:x1="4.81cm" svg:y1="4.818cm" svg:x2="4.81cm" svg:y2="5.173cm">
          <text:p/>
        </draw:line>
        <draw:line draw:style-name="gr1" draw:text-style-name="P1" draw:layer="layout" svg:x1="5.064cm" svg:y1="4.792cm" svg:x2="5.064cm" svg:y2="5.046cm">
          <text:p/>
        </draw:line>
        <draw:line draw:style-name="gr1" draw:text-style-name="P1" draw:layer="layout" svg:x1="5.318cm" svg:y1="4.818cm" svg:x2="6.105cm" svg:y2="5.072cm">
          <text:p/>
        </draw:line>
        <draw:line draw:style-name="gr1" draw:text-style-name="P1" draw:layer="layout" svg:x1="6.08cm" svg:y1="4.818cm" svg:x2="5.673cm" svg:y2="4.585cm">
          <text:p/>
        </draw:line>
        <draw:line draw:style-name="gr1" draw:text-style-name="P1" draw:layer="layout" svg:x1="5.749cm" svg:y1="4.462cm" svg:x2="6.105cm" svg:y2="4.564cm">
          <text:p/>
        </draw:line>
        <draw:line draw:style-name="gr1" draw:text-style-name="P1" draw:layer="layout" svg:x1="5.064cm" svg:y1="4.31cm" svg:x2="5.064cm" svg:y2="4.487cm">
          <text:p/>
        </draw:line>
        <draw:line draw:style-name="gr1" draw:text-style-name="P1" draw:layer="layout" svg:x1="5.597cm" svg:y1="3.294cm" svg:x2="6.08cm" svg:y2="3.294cm">
          <text:p/>
        </draw:line>
        <draw:line draw:style-name="gr1" draw:text-style-name="P1" draw:layer="layout" svg:x1="5.749cm" svg:y1="3.04cm" svg:x2="6.08cm" svg:y2="3.04cm">
          <text:p/>
        </draw:line>
        <draw:line draw:style-name="gr1" draw:text-style-name="P1" draw:layer="layout" svg:x1="5.32cm" svg:y1="3.548cm" svg:x2="6.029cm" svg:y2="3.548cm">
          <text:p/>
        </draw:line>
        <draw:line draw:style-name="gr1" draw:text-style-name="P1" draw:layer="layout" svg:x1="4.812cm" svg:y1="4.056cm" svg:x2="4.812cm" svg:y2="3.598cm">
          <text:p/>
        </draw:line>
        <draw:line draw:style-name="gr1" draw:text-style-name="P1" draw:layer="layout" svg:x1="5.066cm" svg:y1="3.827cm" svg:x2="5.066cm" svg:y2="3.573cm">
          <text:p/>
        </draw:line>
        <draw:line draw:style-name="gr1" draw:text-style-name="P1" draw:layer="layout" svg:x1="5.328cm" svg:y1="3.054cm" svg:x2="5.648cm" svg:y2="3.054cm">
          <text:p/>
        </draw:line>
        <draw:line draw:style-name="gr1" draw:text-style-name="P1" draw:layer="layout" svg:x1="4.812cm" svg:y1="3.054cm" svg:x2="4.812cm" svg:y2="2.782cm">
          <text:p/>
        </draw:line>
        <draw:line draw:style-name="gr2" draw:text-style-name="P1" draw:layer="layout" svg:x1="2.027cm" svg:y1="1.027cm" svg:x2="2.027cm" svg:y2="0.703cm">
          <text:p/>
        </draw:line>
        <draw:line draw:style-name="gr3" draw:text-style-name="P1" draw:layer="layout" svg:x1="1.259cm" svg:y1="4.811cm" svg:x2="1.259cm" svg:y2="6.316cm">
          <text:p/>
        </draw:line>
        <draw:line draw:style-name="gr3" draw:text-style-name="P1" draw:layer="layout" svg:x1="3.835cm" svg:y1="5.654cm" svg:x2="3.835cm" svg:y2="5.326cm">
          <text:p/>
        </draw:line>
        <draw:line draw:style-name="gr1" draw:text-style-name="P1" draw:layer="layout" svg:x1="4.598cm" svg:y1="2.862cm" svg:x2="4.598cm" svg:y2="6.291cm">
          <text:p/>
        </draw:line>
        <draw:line draw:style-name="gr2" draw:text-style-name="P1" draw:layer="layout" svg:x1="4.275cm" svg:y1="5.582cm" svg:x2="4.505cm" svg:y2="5.582cm">
          <text:p/>
        </draw:line>
        <draw:line draw:style-name="gr2" draw:text-style-name="P1" draw:layer="layout" svg:x1="4.275cm" svg:y1="4.308cm" svg:x2="4.479cm" svg:y2="4.308cm">
          <text:p/>
        </draw:line>
        <draw:line draw:style-name="gr2" draw:text-style-name="P1" draw:layer="layout" svg:x1="4.269cm" svg:y1="3.042cm" svg:x2="4.506cm" svg:y2="3.042cm">
          <text:p/>
        </draw:line>
        <draw:line draw:style-name="gr3" draw:text-style-name="P1" draw:layer="layout" svg:x1="4.302cm" svg:y1="6.088cm" svg:x2="3.692cm" svg:y2="6.088cm">
          <text:p/>
        </draw:line>
        <draw:line draw:style-name="gr2" draw:text-style-name="P1" draw:layer="layout" svg:x1="3.905cm" svg:y1="3.542cm" svg:x2="4.275cm" svg:y2="3.542cm">
          <text:p/>
        </draw:line>
        <draw:line draw:style-name="gr1" draw:text-style-name="P1" draw:layer="layout" svg:x1="3.525cm" svg:y1="2.507cm" svg:x2="3.525cm" svg:y2="3.071cm">
          <text:p/>
        </draw:line>
        <draw:line draw:style-name="gr1" draw:text-style-name="P1" draw:layer="layout" svg:x1="3.276cm" svg:y1="2.506cm" svg:x2="3.276cm" svg:y2="3.248cm">
          <text:p/>
        </draw:line>
        <draw:line draw:style-name="gr4" draw:text-style-name="P1" draw:layer="layout" svg:x1="3.027cm" svg:y1="2.495cm" svg:x2="3.027cm" svg:y2="3.364cm">
          <text:p/>
        </draw:line>
        <draw:line draw:style-name="gr5" draw:text-style-name="P1" draw:layer="layout" svg:x1="2.041cm" svg:y1="3.299cm" svg:x2="1.746cm" svg:y2="3.299cm">
          <text:p/>
        </draw:line>
        <draw:line draw:style-name="gr6" draw:text-style-name="P2" draw:layer="layout" svg:x1="2.78cm" svg:y1="2.786cm" svg:x2="2.78cm" svg:y2="2.541cm">
          <text:p/>
        </draw:line>
        <draw:line draw:style-name="gr6" draw:text-style-name="P2" draw:layer="layout" svg:x1="2.272cm" svg:y1="2.258cm" svg:x2="2.272cm" svg:y2="0.993cm">
          <text:p/>
        </draw:line>
        <draw:line draw:style-name="gr6" draw:text-style-name="P1" draw:layer="layout" svg:x1="1.76cm" svg:y1="5.96cm" svg:x2="1.76cm" svg:y2="5.808cm">
          <text:p/>
        </draw:line>
        <draw:line draw:style-name="gr7" draw:text-style-name="P1" draw:layer="layout" svg:x1="1.731cm" svg:y1="5.941cm" svg:x2="3.287cm" svg:y2="5.941cm">
          <text:p/>
        </draw:line>
        <draw:line draw:style-name="gr7" draw:text-style-name="P1" draw:layer="layout" svg:x1="3.016cm" svg:y1="5.801cm" svg:x2="2.229cm" svg:y2="5.801cm">
          <text:p/>
        </draw:line>
        <draw:line draw:style-name="gr7" draw:text-style-name="P1" draw:layer="layout" svg:x1="1.499cm" svg:y1="5.053cm" svg:x2="2.254cm" svg:y2="5.808cm">
          <text:p/>
        </draw:line>
        <draw:line draw:style-name="gr7" draw:text-style-name="P1" draw:layer="layout" svg:x1="1.76cm" svg:y1="5.06cm" svg:x2="2.257cm" svg:y2="5.561cm">
          <text:p/>
        </draw:line>
        <draw:line draw:style-name="gr6" draw:text-style-name="P1" draw:layer="layout" svg:x1="1.509cm" svg:y1="5.818cm" svg:x2="1.767cm" svg:y2="5.818cm">
          <text:p/>
        </draw:line>
        <draw:line draw:style-name="gr6" draw:text-style-name="P1" draw:layer="layout" svg:x1="2.758cm" svg:y1="1.001cm" svg:x2="2.913cm" svg:y2="1.286cm">
          <text:p/>
        </draw:line>
        <draw:line draw:style-name="gr6" draw:text-style-name="P1" draw:layer="layout" svg:x1="2.389cm" svg:y1="3.487cm" svg:x2="2.263cm" svg:y2="3.316cm">
          <text:p/>
        </draw:line>
        <draw:line draw:style-name="gr7" draw:text-style-name="P1" draw:layer="layout" svg:x1="3.022cm" svg:y1="5.801cm" svg:x2="3.185cm" svg:y2="5.801cm">
          <text:p/>
        </draw:line>
        <draw:line draw:style-name="gr6" draw:text-style-name="P1" draw:layer="layout" svg:x1="2.771cm" svg:y1="2.52cm" svg:x2="2.771cm" svg:y2="2.231cm">
          <text:p/>
        </draw:line>
        <draw:line draw:style-name="gr6" draw:text-style-name="P1" draw:layer="layout" svg:x1="2.249cm" svg:y1="5.55cm" svg:x2="3.029cm" svg:y2="5.55cm">
          <text:p/>
        </draw:line>
        <draw:line draw:style-name="gr6" draw:text-style-name="P1" draw:layer="layout" svg:x1="2.766cm" svg:y1="3.787cm" svg:x2="3.062cm" svg:y2="3.862cm">
          <text:p/>
        </draw:line>
        <draw:line draw:style-name="gr7" draw:text-style-name="P1" draw:layer="layout" svg:x1="2.249cm" svg:y1="5.046cm" svg:x2="2.334cm" svg:y2="4.658cm">
          <text:p/>
        </draw:line>
        <draw:line draw:style-name="gr6" draw:text-style-name="P1" draw:layer="layout" svg:x1="3.025cm" svg:y1="3.806cm" svg:x2="3.025cm" svg:y2="5.319cm">
          <text:p/>
        </draw:line>
        <draw:line draw:style-name="gr6" draw:text-style-name="P1" draw:layer="layout" svg:x1="2.017cm" svg:y1="5.06cm" svg:x2="2.249cm" svg:y2="5.06cm">
          <text:p/>
        </draw:line>
        <draw:line draw:style-name="gr6" draw:text-style-name="P1" draw:layer="layout" svg:x1="1.27cm" svg:y1="4.796cm" svg:x2="1.423cm" svg:y2="4.931cm">
          <text:p/>
        </draw:line>
        <draw:line draw:style-name="gr7" draw:text-style-name="P1" draw:layer="layout" svg:x1="1.741cm" svg:y1="4.817cm" svg:x2="2.02cm" svg:y2="4.817cm">
          <text:p/>
        </draw:line>
        <draw:line draw:style-name="gr6" draw:text-style-name="P1" draw:layer="layout" svg:x1="2.249cm" svg:y1="5.303cm" svg:x2="2.535cm" svg:y2="5.303cm">
          <text:p/>
        </draw:line>
        <draw:line draw:style-name="gr6" draw:text-style-name="P1" draw:layer="layout" svg:x1="2.512cm" svg:y1="4.817cm" svg:x2="2.51cm" svg:y2="5.354cm">
          <text:p/>
        </draw:line>
        <draw:line draw:style-name="gr6" draw:text-style-name="P1" draw:layer="layout" svg:x1="1.279cm" svg:y1="4.294cm" svg:x2="1.523cm" svg:y2="4.294cm">
          <text:p/>
        </draw:line>
        <draw:line draw:style-name="gr6" draw:text-style-name="P1" draw:layer="layout" svg:x1="1.223cm" svg:y1="3.785cm" svg:x2="1.513cm" svg:y2="3.785cm">
          <text:p/>
        </draw:line>
        <draw:line draw:style-name="gr6" draw:text-style-name="P1" draw:layer="layout" svg:x1="1.27cm" svg:y1="4.552cm" svg:x2="1.75cm" svg:y2="4.811cm">
          <text:p/>
        </draw:line>
        <draw:line draw:style-name="gr7" draw:text-style-name="P1" draw:layer="layout" svg:x1="2.782cm" svg:y1="4.542cm" svg:x2="2.271cm" svg:y2="4.542cm">
          <text:p/>
        </draw:line>
        <draw:line draw:style-name="gr7" draw:text-style-name="P1" draw:layer="layout" svg:x1="1.255cm" svg:y1="0.984cm" svg:x2="1.243cm" svg:y2="4.27cm">
          <text:p/>
        </draw:line>
        <draw:line draw:style-name="gr6" draw:text-style-name="P1" draw:layer="layout" svg:x1="2.021cm" svg:y1="1cm" svg:x2="1.233cm" svg:y2="1cm">
          <text:p/>
        </draw:line>
        <draw:line draw:style-name="gr6" draw:text-style-name="P1" draw:layer="layout" svg:x1="2.775cm" svg:y1="4.298cm" svg:x2="2.775cm" svg:y2="4.545cm">
          <text:p/>
        </draw:line>
        <draw:line draw:style-name="gr6" draw:text-style-name="P1" draw:layer="layout" svg:x1="2.268cm" svg:y1="4.043cm" svg:x2="2.268cm" svg:y2="4.298cm">
          <text:p/>
        </draw:line>
        <draw:line draw:style-name="gr6" draw:text-style-name="P1" draw:layer="layout" svg:x1="1.523cm" svg:y1="4.294cm" svg:x2="2.048cm" svg:y2="4.55cm">
          <text:p/>
        </draw:line>
        <draw:line draw:style-name="gr6" draw:text-style-name="P1" draw:layer="layout" svg:x1="1.505cm" svg:y1="3.796cm" svg:x2="1.505cm" svg:y2="4.307cm">
          <text:p/>
        </draw:line>
        <draw:line draw:style-name="gr8" draw:text-style-name="P1" draw:layer="layout" svg:x1="1.749cm" svg:y1="3.031cm" svg:x2="1.489cm" svg:y2="3.031cm">
          <text:p/>
        </draw:line>
        <draw:line draw:style-name="gr8" draw:text-style-name="P1" draw:layer="layout" svg:x1="2.272cm" svg:y1="2.521cm" svg:x2="2.272cm" svg:y2="3.076cm">
          <text:p/>
        </draw:line>
        <draw:line draw:style-name="gr8" draw:text-style-name="P1" draw:layer="layout" svg:x1="2.017cm" svg:y1="2.522cm" svg:x2="2.017cm" svg:y2="3.071cm">
          <text:p/>
        </draw:line>
        <draw:line draw:style-name="gr8" draw:text-style-name="P1" draw:layer="layout" svg:x1="1.331cm" svg:y1="3.547cm" svg:x2="1.999cm" svg:y2="3.547cm">
          <text:p/>
        </draw:line>
        <draw:line draw:style-name="gr8" draw:text-style-name="P1" draw:layer="layout" svg:x1="1.983cm" svg:y1="3.547cm" svg:x2="2.766cm" svg:y2="3.796cm">
          <text:p/>
        </draw:line>
        <draw:line draw:style-name="gr5" draw:text-style-name="P1" draw:layer="layout" svg:x1="1.741cm" svg:y1="3.783cm" svg:x2="2.022cm" svg:y2="3.783cm">
          <text:p/>
        </draw:line>
        <draw:line draw:style-name="gr5" draw:text-style-name="P1" draw:layer="layout" svg:x1="1.742cm" svg:y1="3.033cm" svg:x2="1.742cm" svg:y2="3.363cm">
          <text:p/>
        </draw:line>
        <draw:line draw:style-name="gr5" draw:text-style-name="P1" draw:layer="layout" svg:x1="2.789cm" svg:y1="4.059cm" svg:x2="2.001cm" svg:y2="4.059cm">
          <text:p/>
        </draw:line>
        <draw:g>
          <draw:g>
            <draw:custom-shape draw:style-name="gr9" draw:text-style-name="P1" draw:layer="layout" svg:width="0.14cm" svg:height="0.14cm" draw:transform="rotate (1.5707963267949) translate (1.202cm 4.36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251cm 4.31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202cm 4.625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251cm 4.573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202cm 4.87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251cm 4.8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9" draw:text-style-name="P1" draw:layer="layout" svg:width="0.14cm" svg:height="0.14cm" svg:x="1.949cm" svg:y="2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4cm" svg:height="0.04cm" svg:x="1.997cm" svg:y="3.0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14cm" svg:height="0.14cm" svg:x="1.949cm" svg:y="3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4cm" svg:height="0.04cm" svg:x="1.997cm" svg:y="3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14cm" svg:height="0.14cm" svg:x="2.2cm" svg:y="2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4cm" svg:height="0.04cm" svg:x="2.248cm" svg:y="3.0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" draw:layer="layout" svg:width="0.14cm" svg:height="0.14cm" svg:x="2.2cm" svg:y="3.2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0.04cm" svg:height="0.04cm" svg:x="2.248cm" svg:y="3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9" draw:text-style-name="P1" draw:layer="layout" svg:width="0.14cm" svg:height="0.14cm" draw:transform="rotate (1.5707963267949) translate (1.934cm 3.61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983cm 3.565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934cm 3.873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983cm 3.82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934cm 4.1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983cm 4.06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1" draw:layer="layout" svg:width="0.14cm" svg:height="0.14cm" draw:transform="rotate (1.5707963267949) translate (2.178cm 5.11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2.227cm 5.06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2.178cm 5.3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2.227cm 5.32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2.178cm 5.62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2.227cm 5.56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3" draw:layer="layout" svg:width="0.14cm" svg:height="0.14cm" draw:transform="rotate (1.5707963267949) translate (2.702cm 3.8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0.04cm" svg:height="0.04cm" draw:transform="rotate (1.5707963267949) translate (2.751cm 3.818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3" draw:layer="layout" svg:width="0.14cm" svg:height="0.14cm" draw:transform="rotate (1.5707963267949) translate (2.702cm 4.126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0.04cm" svg:height="0.04cm" draw:transform="rotate (1.5707963267949) translate (2.751cm 4.0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3" draw:layer="layout" svg:width="0.14cm" svg:height="0.14cm" draw:transform="rotate (1.5707963267949) translate (2.702cm 4.373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0.04cm" svg:height="0.04cm" draw:transform="rotate (1.5707963267949) translate (2.751cm 4.32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3" draw:layer="layout" svg:width="0.14cm" svg:height="0.14cm" draw:transform="rotate (1.5707963267949) translate (2.946cm 5.371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0.04cm" svg:height="0.04cm" draw:transform="rotate (1.5707963267949) translate (2.995cm 5.319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3" draw:layer="layout" svg:width="0.14cm" svg:height="0.14cm" draw:transform="rotate (1.5707963267949) translate (2.946cm 5.627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0.04cm" svg:height="0.04cm" draw:transform="rotate (1.5707963267949) translate (2.995cm 5.575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3" draw:layer="layout" svg:width="0.14cm" svg:height="0.14cm" draw:transform="rotate (1.5707963267949) translate (2.946cm 5.874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layout" svg:width="0.04cm" svg:height="0.04cm" draw:transform="rotate (1.5707963267949) translate (2.995cm 5.822cm)">
              <text:p/>
  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g>
                <draw:custom-shape draw:style-name="gr9" draw:text-style-name="P1" draw:layer="layout" svg:width="0.14cm" svg:height="0.14cm" svg:x="1.948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.996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204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252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445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493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701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749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446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494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702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75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956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004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212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26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453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501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709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757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454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502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71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758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969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017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4.225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273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97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018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4.226cm" svg:y="0.938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274cm" svg:y="0.987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9" draw:text-style-name="P1" draw:layer="layout" svg:width="0.14cm" svg:height="0.14cm" svg:x="4.493cm" svg:y="0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4.541cm" svg:y="0.9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4.745cm" svg:y="0.9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4.793cm" svg:y="0.98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>
                <draw:custom-shape draw:style-name="gr9" draw:text-style-name="P1" draw:layer="layout" svg:width="0.14cm" svg:height="0.14cm" svg:x="1.948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1.996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204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252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445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493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701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749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446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494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702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2.75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2.956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004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212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26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453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501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709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757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454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502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71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3.758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969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017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4.225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273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3.97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018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g>
                <draw:custom-shape draw:style-name="gr9" draw:text-style-name="P1" draw:layer="layout" svg:width="0.14cm" svg:height="0.14cm" svg:x="4.226cm" svg:y="2.4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0" draw:text-style-name="P1" draw:layer="layout" svg:width="0.04cm" svg:height="0.04cm" svg:x="4.274cm" svg:y="2.501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  <draw:g>
              <draw:custom-shape draw:style-name="gr9" draw:text-style-name="P1" draw:layer="layout" svg:width="0.14cm" svg:height="0.14cm" svg:x="4.493cm" svg:y="2.4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4.541cm" svg:y="2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9" draw:text-style-name="P1" draw:layer="layout" svg:width="0.14cm" svg:height="0.14cm" svg:x="4.745cm" svg:y="2.4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1" draw:layer="layout" svg:width="0.04cm" svg:height="0.04cm" svg:x="4.793cm" svg:y="2.50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g>
          <draw:g>
            <draw:custom-shape draw:style-name="gr9" draw:text-style-name="P1" draw:layer="layout" svg:width="0.14cm" svg:height="0.14cm" draw:transform="rotate (1.5707963267949) translate (1.685cm 3.8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734cm 3.8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685cm 3.09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734cm 3.0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1" draw:layer="layout" svg:width="0.14cm" svg:height="0.14cm" draw:transform="rotate (1.5707963267949) translate (1.43cm 3.8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479cm 3.8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43cm 3.1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479cm 3.0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1" draw:layer="layout" svg:width="0.14cm" svg:height="0.14cm" svg:x="1.451cm" svg:y="4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.499cm" svg:y="4.2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2.209cm" svg:y="4.2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2.257cm" svg:y="4.2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1" draw:layer="layout" svg:width="0.14cm" svg:height="0.14cm" svg:x="1.955cm" svg:y="4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2.003cm" svg:y="4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2.713cm" svg:y="4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2.761cm" svg:y="4.5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1" draw:layer="layout" svg:width="0.14cm" svg:height="0.14cm" svg:x="1.68cm" svg:y="4.7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1.728cm" svg:y="4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svg:x="2.438cm" svg:y="4.7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svg:x="2.486cm" svg:y="4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7" draw:text-style-name="P1" draw:layer="layout" svg:x1="2.002cm" svg:y1="4.831cm" svg:x2="2.292cm" svg:y2="4.531cm">
          <text:p/>
        </draw:line>
        <draw:line draw:style-name="gr7" draw:text-style-name="P1" draw:layer="layout" svg:x1="2.309cm" svg:y1="4.647cm" svg:x2="3.04cm" svg:y2="4.76cm">
          <text:p/>
        </draw:line>
        <draw:line draw:style-name="gr7" draw:text-style-name="P1" draw:layer="layout" svg:x1="1.35cm" svg:y1="3.575cm" svg:x2="1.364cm" svg:y2="2.252cm">
          <text:p/>
        </draw:line>
        <draw:line draw:style-name="gr6" draw:text-style-name="P1" draw:layer="layout" svg:x1="1.339cm" svg:y1="2.252cm" svg:x2="2.814cm" svg:y2="2.258cm">
          <text:p/>
        </draw:line>
        <draw:line draw:style-name="gr7" draw:text-style-name="P1" draw:layer="layout" svg:x1="3.164cm" svg:y1="5.822cm" svg:x2="3.164cm" svg:y2="3.659cm">
          <text:p/>
        </draw:line>
        <draw:line draw:style-name="gr11" draw:text-style-name="P1" draw:layer="layout" svg:x1="2.903cm" svg:y1="3.443cm" svg:x2="2.903cm" svg:y2="1.25cm">
          <text:p/>
        </draw:line>
        <draw:line draw:style-name="gr7" draw:text-style-name="P1" draw:layer="layout" svg:x1="2.899cm" svg:y1="3.425cm" svg:x2="3.3cm" svg:y2="3.589cm">
          <text:p/>
        </draw:line>
        <draw:line draw:style-name="gr6" draw:text-style-name="P1" draw:layer="layout" svg:x1="2.356cm" svg:y1="3.472cm" svg:x2="2.705cm" svg:y2="3.536cm">
          <text:p/>
        </draw:line>
        <draw:g>
          <draw:g>
            <draw:custom-shape draw:style-name="gr9" draw:text-style-name="P1" draw:layer="layout" svg:width="0.14cm" svg:height="0.14cm" draw:transform="rotate (1.5707963267949) translate (1.438cm 5.89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487cm 5.8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438cm 5.1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487cm 5.08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9" draw:text-style-name="P1" draw:layer="layout" svg:width="0.14cm" svg:height="0.14cm" draw:transform="rotate (1.5707963267949) translate (1.693cm 5.89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742cm 5.8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1" draw:layer="layout" svg:width="0.14cm" svg:height="0.14cm" draw:transform="rotate (1.5707963267949) translate (1.693cm 5.1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04cm" svg:height="0.04cm" draw:transform="rotate (1.5707963267949) translate (1.742cm 5.08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7" draw:text-style-name="P1" draw:layer="layout" svg:x1="3.277cm" svg:y1="5.942cm" svg:x2="3.283cm" svg:y2="3.562cm">
          <text:p/>
        </draw:line>
        <draw:line draw:style-name="gr11" draw:text-style-name="P1" draw:layer="layout" svg:x1="1.413cm" svg:y1="4.931cm" svg:x2="2.109cm" svg:y2="4.947cm">
          <text:p/>
        </draw:line>
        <draw:line draw:style-name="gr6" draw:text-style-name="P1" draw:layer="layout" svg:x1="2.061cm" svg:y1="5.111cm" svg:x2="2.06cm" svg:y2="4.931cm">
          <text:p/>
        </draw:line>
        <draw:line draw:style-name="gr12" draw:text-style-name="P1" draw:layer="layout" svg:x1="1.708cm" svg:y1="5.947cm" svg:x2="3.301cm" svg:y2="5.941cm">
          <text:p/>
        </draw:line>
        <draw:frame draw:style-name="gr13" draw:text-style-name="P4" draw:layer="layout" svg:width="0.552cm" svg:height="1.245cm" svg:x="1.259cm" svg:y="4.1cm">
          <draw:text-box>
            <text:p/>
          </draw:text-box>
        </draw:frame>
        <draw:g>
          <draw:path draw:style-name="gr14" draw:text-style-name="P5" draw:layer="layout" svg:width="0.102cm" svg:height="0.103cm" svg:x="1.08cm" svg:y="4.265cm" svg:viewBox="0 0 103 104" svg:d="M44 60c0 14 0 29 0 44 5 0 10 0 15 0 0-15 0-30 0-44 15 0 29 0 44 0 0-5 0-10 0-15-15 0-29 0-44 0 0-15 0-30 0-45-5 0-10 0-15 0 0 15 0 30 0 45-15 0-29 0-44 0 0 5 0 10 0 15 15 0 29 0 44 0z">
            <text:p/>
          </draw:path>
          <draw:path draw:style-name="gr14" draw:text-style-name="P5" draw:layer="layout" svg:width="0.125cm" svg:height="0.145cm" svg:x="1.05cm" svg:y="4.484cm" svg:viewBox="0 0 126 146" svg:d="M0 71c0 13 2 23 5 33 4 9 9 17 16 23 6 6 13 11 22 14s18 5 28 5h55v-146h-49c-11 0-21 1-31 4-9 3-17 7-24 13s-12 13-16 22-6 20-6 32zM20 71c0-9 1-18 4-25s7-13 12-17c5-5 11-8 18-10s15-3 24-3h28v114h-33c-7 0-14-1-21-4-6-2-12-6-17-11s-8-11-11-18-4-16-4-26z">
            <text:p/>
          </draw:path>
          <draw:path draw:style-name="gr14" draw:text-style-name="P5" draw:layer="layout" svg:width="0.137cm" svg:height="0.149cm" svg:x="1.044cm" svg:y="4.724cm" svg:viewBox="0 0 138 150" svg:d="M138 74c0-11-1-21-4-30-3-10-8-17-14-24-6-6-14-11-23-15-9-3-19-5-31-5-9 0-17 1-24 2-7 2-12 4-17 7s-10 7-13 11-6 9-9 14l19 6c2-4 4-7 7-10 2-3 5-5 9-7 3-2 7-4 12-5s10-2 16-2c9 0 17 2 23 4 7 3 12 7 17 12 4 5 7 11 9 18 2 8 3 16 3 24 0 9-1 17-3 24-2 8-6 14-10 19-5 6-10 10-17 13s-14 4-23 4c-6 0-11-1-16-1-5-1-9-3-13-4-4-2-7-4-10-5-3-2-6-4-8-6v-26h44v-17h-62v50c3 4 7 7 11 10 5 3 10 5 15 8 6 2 12 4 18 5 7 1 14 2 21 2 12 0 23-2 32-6 9-3 17-9 23-15 6-7 11-15 14-24 3-10 4-20 4-31z">
            <text:p/>
          </draw:path>
        </draw:g>
        <draw:line draw:style-name="gr15" draw:text-style-name="P2" draw:layer="layout" svg:x1="2.679cm" svg:y1="3.522cm" svg:x2="3.164cm" svg:y2="3.681cm">
          <text:p/>
        </draw:line>
        <draw:line draw:style-name="gr5" draw:text-style-name="P1" draw:layer="layout" svg:x1="2.903cm" svg:y1="1.25cm" svg:x2="2.903cm" svg:y2="2.103cm">
          <text:p/>
        </draw:line>
        <draw:custom-shape draw:style-name="gr10" draw:text-style-name="P1" draw:layer="layout" svg:width="0.05cm" svg:height="0.05cm" svg:x="1.992cm" svg:y="0.9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48cm" svg:y="0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492cm" svg:y="0.9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747cm" svg:y="0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.001cm" svg:y="0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.259cm" svg:y="0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.502cm" svg:y="0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.756cm" svg:y="0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017cm" svg:y="0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273cm" svg:y="0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539cm" svg:y="0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79cm" svg:y="0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992cm" svg:y="2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45cm" svg:y="2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493cm" svg:y="2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745cm" svg:y="2.4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cm" svg:y="2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.252cm" svg:y="2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.495cm" svg:y="2.4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3.754cm" svg:y="2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012cm" svg:y="2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275cm" svg:y="2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538cm" svg:y="2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4.789cm" svg:y="2.4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41cm" svg:y="3.0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987cm" svg:y="3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729cm" svg:y="3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473cm" svg:y="3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993cm" svg:y="3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43cm" svg:y="3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979cm" svg:y="3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476cm" svg:y="3.7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731cm" svg:y="3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979cm" svg:y="3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747cm" svg:y="3.7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747cm" svg:y="4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974cm" svg:y="4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245cm" svg:y="4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492cm" svg:y="4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51cm" svg:y="4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75cm" svg:y="4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249cm" svg:y="4.5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001cm" svg:y="4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757cm" svg:y="4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244cm" svg:y="4.7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724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485cm" svg:y="4.7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483cm" svg:y="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734cm" svg:y="5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19cm" svg:y="5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1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991cm" svg:y="5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22cm" svg:y="5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484cm" svg:y="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1.738cm" svg:y="5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988cm" svg:y="5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05cm" svg:height="0.05cm" svg:x="2.992cm" svg:y="5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1" draw:layer="layout" svg:width="0.09cm" svg:height="0.1cm" draw:transform="rotate (-3.14159265358979) translate (3.78cm 5.833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09cm" svg:height="0.1cm" draw:transform="rotate (-3.14159265358979) translate (3.875cm 5.654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09cm" svg:height="0.1cm" draw:transform="rotate (-3.14159265358979) translate (3.685cm 5.65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09cm" svg:height="0.1cm" draw:transform="rotate (-3.14159265358979) translate (3.902cm 4.563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09cm" svg:height="0.1cm" draw:transform="rotate (-3.14159265358979) translate (3.997cm 4.384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09cm" svg:height="0.1cm" draw:transform="rotate (-3.14159265358979) translate (3.807cm 4.386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" draw:layer="layout" svg:width="0.09cm" svg:height="0.1cm" draw:transform="rotate (-3.14159265358979) translate (3.978cm 3.282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09cm" svg:height="0.1cm" draw:transform="rotate (-3.14159265358979) translate (4.073cm 3.103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09cm" svg:height="0.1cm" draw:transform="rotate (-3.14159265358979) translate (3.883cm 3.105cm)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6" draw:text-style-name="P1" draw:layer="layout" svg:width="0.14cm" svg:height="0.14cm" svg:x="4.238cm" svg:y="2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278cm" svg:y="3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746cm" svg:y="2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786cm" svg:y="3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cm" svg:y="2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04cm" svg:y="3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.254cm" svg:y="2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294cm" svg:y="3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228cm" svg:y="3.4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268cm" svg:y="3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736cm" svg:y="3.4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776cm" svg:y="3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99cm" svg:y="3.4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03cm" svg:y="3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.244cm" svg:y="3.4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284cm" svg:y="3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" draw:text-style-name="P1" draw:layer="layout" svg:x1="4.81cm" svg:y1="4.31cm" svg:x2="4.81cm" svg:y2="4.589cm">
          <text:p/>
        </draw:line>
        <draw:g>
          <draw:g>
            <draw:custom-shape draw:style-name="gr16" draw:text-style-name="P1" draw:layer="layout" svg:width="0.14cm" svg:height="0.14cm" svg:x="4.228cm" svg:y="4.2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268cm" svg:y="4.2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736cm" svg:y="4.2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776cm" svg:y="4.2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99cm" svg:y="4.2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03cm" svg:y="4.2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.244cm" svg:y="4.2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284cm" svg:y="4.2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228cm" svg:y="4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268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736cm" svg:y="4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776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99cm" svg:y="4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03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.244cm" svg:y="4.7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284cm" svg:y="4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6" draw:text-style-name="P1" draw:layer="layout" svg:width="0.14cm" svg:height="0.14cm" svg:x="4.238cm" svg:y="5.5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278cm" svg:y="5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746cm" svg:y="5.5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786cm" svg:y="5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cm" svg:y="5.5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04cm" svg:y="5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.254cm" svg:y="5.5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294cm" svg:y="5.5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238cm" svg:y="6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278cm" svg:y="6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4.746cm" svg:y="6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4.786cm" svg:y="6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cm" svg:y="6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04cm" svg:y="6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5.254cm" svg:y="6.0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5.294cm" svg:y="6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" draw:text-style-name="P1" draw:layer="layout" svg:x1="3.027cm" svg:y1="3.344cm" svg:x2="3.463cm" svg:y2="3.522cm">
          <text:p/>
        </draw:line>
        <draw:line draw:style-name="gr1" draw:text-style-name="P1" draw:layer="layout" svg:x1="3.438cm" svg:y1="5.605cm" svg:x2="3.438cm" svg:y2="3.522cm">
          <text:p/>
        </draw:line>
        <draw:line draw:style-name="gr2" draw:text-style-name="P1" draw:layer="layout" svg:x1="3.413cm" svg:y1="5.605cm" svg:x2="3.641cm" svg:y2="5.605cm">
          <text:p/>
        </draw:line>
        <draw:line draw:style-name="gr1" draw:text-style-name="P1" draw:layer="layout" svg:x1="3.27cm" svg:y1="3.23cm" svg:x2="3.61cm" svg:y2="3.382cm">
          <text:p/>
        </draw:line>
        <draw:line draw:style-name="gr1" draw:text-style-name="P1" draw:layer="layout" svg:x1="3.616cm" svg:y1="4.335cm" svg:x2="3.616cm" svg:y2="3.344cm">
          <text:p/>
        </draw:line>
        <draw:line draw:style-name="gr2" draw:text-style-name="P1" draw:layer="layout" svg:x1="3.768cm" svg:y1="4.335cm" svg:x2="3.59cm" svg:y2="4.335cm">
          <text:p/>
        </draw:line>
        <draw:line draw:style-name="gr2" draw:text-style-name="P1" draw:layer="layout" svg:x1="3.499cm" svg:y1="3.051cm" svg:x2="3.854cm" svg:y2="3.051cm">
          <text:p/>
        </draw:line>
        <draw:line draw:style-name="gr2" draw:text-style-name="P1" draw:layer="layout" svg:x1="3.932cm" svg:y1="3.219cm" svg:x2="3.932cm" svg:y2="3.585cm">
          <text:p/>
        </draw:line>
        <draw:line draw:style-name="gr2" draw:text-style-name="P1" draw:layer="layout" svg:x1="3.893cm" svg:y1="4.811cm" svg:x2="4.263cm" svg:y2="4.811cm">
          <text:p/>
        </draw:line>
        <draw:line draw:style-name="gr2" draw:text-style-name="P1" draw:layer="layout" svg:x1="3.856cm" svg:y1="4.499cm" svg:x2="3.856cm" svg:y2="4.865cm">
          <text:p/>
        </draw:line>
        <draw:line draw:style-name="gr3" draw:text-style-name="P1" draw:layer="layout" svg:x1="3.732cm" svg:y1="5.744cm" svg:x2="3.732cm" svg:y2="6.124cm">
          <text:p/>
        </draw:line>
        <draw:line draw:style-name="gr1" draw:text-style-name="P1" draw:layer="layout" svg:x1="4.478cm" svg:y1="2.684cm" svg:x2="4.478cm" svg:y2="5.605cm">
          <text:p/>
        </draw:line>
        <draw:g>
          <draw:custom-shape draw:style-name="gr16" draw:text-style-name="P1" draw:layer="layout" svg:width="0.14cm" svg:height="0.14cm" svg:x="4.53cm" svg:y="3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06cm" svg:height="0.06cm" svg:x="4.57cm" svg:y="4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1" draw:layer="layout" svg:width="0.14cm" svg:height="0.14cm" svg:x="4.53cm" svg:y="5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06cm" svg:height="0.06cm" svg:x="4.57cm" svg:y="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4.027cm" svg:y1="3.046cm" svg:x2="4.027cm" svg:y2="2.836cm">
          <text:p/>
        </draw:line>
        <draw:line draw:style-name="gr3" draw:text-style-name="P1" draw:layer="layout" svg:x1="3.946cm" svg:y1="4.384cm" svg:x2="3.946cm" svg:y2="4.005cm">
          <text:p/>
        </draw:line>
        <draw:g>
          <draw:custom-shape draw:style-name="gr16" draw:text-style-name="P1" draw:layer="layout" svg:width="0.14cm" svg:height="0.14cm" svg:x="3.882cm" svg:y="3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06cm" svg:height="0.06cm" svg:x="3.922cm" svg:y="4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4cm" svg:height="0.14cm" svg:x="3.768cm" svg:y="5.2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06cm" svg:height="0.06cm" svg:x="3.808cm" svg:y="5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1.203cm" svg:y1="6.316cm" svg:x2="4.632cm" svg:y2="6.316cm">
          <text:p/>
        </draw:line>
        <draw:g>
          <draw:custom-shape draw:style-name="gr16" draw:text-style-name="P1" draw:layer="layout" svg:width="0.14cm" svg:height="0.14cm" svg:x="4.526cm" svg:y="2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06cm" svg:height="0.06cm" svg:x="4.566cm" svg:y="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4cm" svg:height="0.14cm" svg:x="3.963cm" svg:y="2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06cm" svg:height="0.06cm" svg:x="4.003cm" svg:y="2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" draw:text-style-name="P1" draw:layer="layout" svg:x1="4.454cm" svg:y1="2.684cm" svg:x2="4.987cm" svg:y2="2.684cm">
          <text:p/>
        </draw:line>
        <draw:line draw:style-name="gr1" draw:text-style-name="P1" draw:layer="layout" svg:x1="1.99cm" svg:y1="0.728cm" svg:x2="5.013cm" svg:y2="0.728cm">
          <text:p/>
        </draw:line>
        <draw:line draw:style-name="gr1" draw:text-style-name="P1" draw:layer="layout" svg:x1="4.987cm" svg:y1="2.709cm" svg:x2="4.987cm" svg:y2="0.703cm">
          <text:p/>
        </draw:line>
        <draw:line draw:style-name="gr1" draw:text-style-name="P1" draw:layer="layout" svg:x1="4.784cm" svg:y1="2.782cm" svg:x2="6.054cm" svg:y2="2.782cm">
          <text:p/>
        </draw:line>
        <draw:line draw:style-name="gr1" draw:text-style-name="P1" draw:layer="layout" svg:x1="5.066cm" svg:y1="3.022cm" svg:x2="5.066cm" svg:y2="2.862cm">
          <text:p/>
        </draw:line>
        <draw:line draw:style-name="gr1" draw:text-style-name="P1" draw:layer="layout" svg:x1="5.775cm" svg:y1="2.887cm" svg:x2="5.04cm" svg:y2="2.887cm">
          <text:p/>
        </draw:line>
        <draw:g>
          <draw:g>
            <draw:custom-shape draw:style-name="gr16" draw:text-style-name="P1" draw:layer="layout" svg:width="0.14cm" svg:height="0.14cm" svg:x="6.018cm" svg:y="2.70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2.7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2.9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3.0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3.2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3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6" draw:text-style-name="P1" draw:layer="layout" svg:width="0.14cm" svg:height="0.14cm" svg:x="6.018cm" svg:y="3.47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3.5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3.7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3.7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3.9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4.0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6" draw:text-style-name="P1" draw:layer="layout" svg:width="0.14cm" svg:height="0.14cm" svg:x="6.018cm" svg:y="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4.2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4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4.5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4.7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4.7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" draw:text-style-name="P1" draw:layer="layout" svg:x1="5.038cm" svg:y1="5.021cm" svg:x2="6.08cm" svg:y2="5.326cm">
          <text:p/>
        </draw:line>
        <draw:g>
          <draw:g>
            <draw:custom-shape draw:style-name="gr16" draw:text-style-name="P1" draw:layer="layout" svg:width="0.14cm" svg:height="0.14cm" svg:x="6.018cm" svg:y="4.9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5.0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5.2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5.3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5.5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5.5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6" draw:text-style-name="P1" draw:layer="layout" svg:width="0.14cm" svg:height="0.14cm" svg:x="6.018cm" svg:y="5.75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5.7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6.0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6.0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svg:x="6.018cm" svg:y="6.2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7" draw:text-style-name="P1" draw:layer="layout" svg:width="0.06cm" svg:height="0.06cm" svg:x="6.058cm" svg:y="6.3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16" draw:text-style-name="P1" draw:layer="layout" svg:width="0.14cm" svg:height="0.14cm" draw:transform="rotate (-1.5378096039322) translate (5.394cm 6.29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draw:layer="layout" svg:width="0.06cm" svg:height="0.06cm" draw:transform="rotate (-1.5378096039322) translate (5.355cm 6.33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draw:transform="rotate (-1.5378096039322) translate (5.129cm 6.29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draw:layer="layout" svg:width="0.06cm" svg:height="0.06cm" draw:transform="rotate (-1.5378096039322) translate (5.09cm 6.332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16" draw:text-style-name="P1" draw:layer="layout" svg:width="0.14cm" svg:height="0.14cm" draw:transform="rotate (-1.5378096039322) translate (4.874cm 6.29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7" draw:text-style-name="P1" draw:layer="layout" svg:width="0.06cm" svg:height="0.06cm" draw:transform="rotate (-1.5378096039322) translate (4.835cm 6.33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line draw:style-name="gr1" draw:text-style-name="P1" draw:layer="layout" svg:x1="5.775cm" svg:y1="2.862cm" svg:x2="5.775cm" svg:y2="3.065cm">
          <text:p/>
        </draw:line>
        <draw:line draw:style-name="gr19" draw:text-style-name="P1" draw:layer="layout" svg:x1="6.257cm" svg:y1="2.76cm" svg:x2="6.257cm" svg:y2="3.04cm">
          <text:p/>
        </draw:line>
        <draw:line draw:style-name="gr19" draw:text-style-name="P1" draw:layer="layout" svg:x1="6.257cm" svg:y1="3.802cm" svg:x2="6.257cm" svg:y2="4.082cm">
          <text:p/>
        </draw:line>
        <draw:line draw:style-name="gr19" draw:text-style-name="P1" draw:layer="layout" svg:x1="6.257cm" svg:y1="4.589cm" svg:x2="6.257cm" svg:y2="4.869cm">
          <text:p/>
        </draw:line>
        <draw:line draw:style-name="gr19" draw:text-style-name="P1" draw:layer="layout" svg:x1="6.257cm" svg:y1="5.325cm" svg:x2="6.257cm" svg:y2="5.605cm">
          <text:p/>
        </draw:line>
        <draw:line draw:style-name="gr19" draw:text-style-name="P1" draw:layer="layout" svg:x1="4.759cm" svg:y1="6.519cm" svg:x2="5.089cm" svg:y2="6.519cm">
          <text:p/>
        </draw:line>
        <draw:line draw:style-name="gr1" draw:text-style-name="P1" draw:layer="layout" svg:x1="5.622cm" svg:y1="3.04cm" svg:x2="5.622cm" svg:y2="3.294cm">
          <text:p/>
        </draw:line>
        <draw:line draw:style-name="gr1" draw:text-style-name="P1" draw:layer="layout" svg:x1="5.038cm" svg:y1="3.802cm" svg:x2="6.054cm" svg:y2="3.802cm">
          <text:p/>
        </draw:line>
        <draw:line draw:style-name="gr1" draw:text-style-name="P1" draw:layer="layout" svg:x1="6.046cm" svg:y1="4.06cm" svg:x2="4.784cm" svg:y2="4.06cm">
          <text:p/>
        </draw:line>
        <draw:line draw:style-name="gr20" draw:text-style-name="P1" draw:layer="layout" svg:x1="6.257cm" svg:y1="4.284cm" svg:x2="6.257cm" svg:y2="4.462cm">
          <text:p/>
        </draw:line>
        <draw:line draw:style-name="gr20" draw:text-style-name="P1" draw:layer="layout" svg:x1="6.257cm" svg:y1="3.344cm" svg:x2="6.257cm" svg:y2="3.116cm">
          <text:p/>
        </draw:line>
        <draw:line draw:style-name="gr20" draw:text-style-name="P1" draw:layer="layout" svg:x1="6.257cm" svg:y1="3.497cm" svg:x2="6.257cm" svg:y2="3.725cm">
          <text:p/>
        </draw:line>
        <draw:line draw:style-name="gr1" draw:text-style-name="P1" draw:layer="layout" svg:x1="5.344cm" svg:y1="4.31cm" svg:x2="6.058cm" svg:y2="4.31cm">
          <text:p/>
        </draw:line>
        <draw:line draw:style-name="gr1" draw:text-style-name="P1" draw:layer="layout" svg:x1="5.775cm" svg:y1="4.462cm" svg:x2="5.038cm" svg:y2="4.462cm">
          <text:p/>
        </draw:line>
        <draw:line draw:style-name="gr1" draw:text-style-name="P1" draw:layer="layout" svg:x1="4.784cm" svg:y1="4.589cm" svg:x2="5.699cm" svg:y2="4.589cm">
          <text:p/>
        </draw:line>
        <draw:line draw:style-name="gr20" draw:text-style-name="P1" draw:layer="layout" svg:x1="6.257cm" svg:y1="5.071cm" svg:x2="6.257cm" svg:y2="5.249cm">
          <text:p/>
        </draw:line>
        <draw:line draw:style-name="gr1" draw:text-style-name="P1" draw:layer="layout" svg:x1="5.648cm" svg:y1="5.732cm" svg:x2="5.038cm" svg:y2="5.732cm">
          <text:p/>
        </draw:line>
        <draw:line draw:style-name="gr1" draw:text-style-name="P1" draw:layer="layout" svg:x1="4.81cm" svg:y1="5.603cm" svg:x2="4.81cm" svg:y2="5.91cm">
          <text:p/>
        </draw:line>
        <draw:line draw:style-name="gr1" draw:text-style-name="P1" draw:layer="layout" svg:x1="4.835cm" svg:y1="5.884cm" svg:x2="5.572cm" svg:y2="5.884cm">
          <text:p/>
        </draw:line>
        <draw:line draw:style-name="gr19" draw:text-style-name="P1" draw:layer="layout" svg:x1="6.257cm" svg:y1="6.088cm" svg:x2="6.257cm" svg:y2="6.368cm">
          <text:p/>
        </draw:line>
        <draw:line draw:style-name="gr20" draw:text-style-name="P1" draw:layer="layout" svg:x1="6.257cm" svg:y1="5.859cm" svg:x2="6.257cm" svg:y2="6.0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5T13:03:28.941637010</meta:creation-date>
    <dc:date>2016-04-23T23:45:55.501958852</dc:date>
    <meta:editing-duration>P2DT5H57M9S</meta:editing-duration>
    <meta:editing-cycles>15</meta:editing-cycles>
    <meta:generator>LibreOffice/4.2.7.2$Linux_X86_64 LibreOffice_project/420m0$Build-2</meta:generator>
    <meta:printed-by>Andrew  </meta:printed-by>
    <meta:print-date>2016-04-23T18:46:18.174837876</meta:print-date>
    <dc:creator>Andrew  </dc:creator>
    <meta:document-statistic meta:object-count="583"/>
  </office:meta>
</office:document-meta>
</file>